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" svg:font-family="Liberation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4f34" officeooo:paragraph-rsid="00054f34"/>
    </style:style>
    <style:style style:name="P2" style:family="paragraph" style:parent-style-name="Standard">
      <style:text-properties style:font-name="Liberation " officeooo:rsid="00054f34" officeooo:paragraph-rsid="00054f34"/>
    </style:style>
    <style:style style:name="P3" style:family="paragraph" style:parent-style-name="Standard">
      <style:text-properties style:font-name="Liberation " officeooo:rsid="00054f34" officeooo:paragraph-rsid="0006aa7a"/>
    </style:style>
    <style:style style:name="P4" style:family="paragraph" style:parent-style-name="Standard">
      <style:text-properties style:font-name="Liberation " officeooo:rsid="00065ff9" officeooo:paragraph-rsid="00065ff9" fo:background-color="transparent"/>
    </style:style>
    <style:style style:name="P5" style:family="paragraph" style:parent-style-name="Standard" style:list-style-name="L1">
      <style:text-properties style:font-name="Liberation " officeooo:rsid="00065ff9" officeooo:paragraph-rsid="00065ff9" fo:background-color="transparent"/>
    </style:style>
    <style:style style:name="P6" style:family="paragraph" style:parent-style-name="Standard" style:list-style-name="L2">
      <style:text-properties style:font-name="Liberation " officeooo:rsid="00065ff9" officeooo:paragraph-rsid="00065ff9" fo:background-color="transparent"/>
    </style:style>
    <style:style style:name="P7" style:family="paragraph" style:parent-style-name="Standard" style:list-style-name="L3">
      <style:text-properties style:font-name="Liberation " officeooo:rsid="00065ff9" officeooo:paragraph-rsid="00065ff9" fo:background-color="transparent"/>
    </style:style>
    <style:style style:name="P8" style:family="paragraph" style:parent-style-name="Standard">
      <style:text-properties style:font-name="Liberation " officeooo:rsid="00065ff9" officeooo:paragraph-rsid="00065ff9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6aa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Aula 5 – Variáveis e Tipos Primitivos</text:span></text:p>
      <text:p text:style-name="P3"/>
      <text:p text:style-name="P3">Comentários</text:p>
      <text:p text:style-name="P2"/>
      <text:p text:style-name="P2"><text:span text:style-name="T1">// </text:span>Serve para colocar um comentário em uma linha</text:p>
      <text:p text:style-name="P2"/>
      <text:p text:style-name="P2"><text:span text:style-name="T1">/* </text:span>Serve pra colocar um comentário em </text:p>
      <text:p text:style-name="P2">mais de uma linha <text:span text:style-name="T1">/*</text:span></text:p>
      <text:p text:style-name="P2"><text:span text:style-name="T1"/></text:p>
      <text:p text:style-name="P2"><text:span text:style-name="T1"/></text:p>
      <text:p text:style-name="P4">O nome de cada variável recebe o nome de identificador</text:p>
      <text:list xml:id="list3645167596" text:style-name="L1">
        <text:list-item>
          <text:p text:style-name="P5">Podem começar com letra , $ ou _</text:p>
        </text:list-item>
        <text:list-item>
          <text:p text:style-name="P5">Não podem começar com números</text:p>
        </text:list-item>
        <text:list-item>
          <text:p text:style-name="P5">É <text:s/>possível usar letras ou números</text:p>
        </text:list-item>
        <text:list-item>
          <text:p text:style-name="P5">É <text:s/>possível usar acentos e símbolos</text:p>
        </text:list-item>
        <text:list-item>
          <text:p text:style-name="P5">Não podem conter espaços</text:p>
        </text:list-item>
        <text:list-item>
          <text:p text:style-name="P5">Não podem ser palavras reservadas</text:p>
        </text:list-item>
      </text:list>
      <text:p text:style-name="P4"/>
      <text:p text:style-name="P4">Dicas para criar variáveis</text:p>
      <text:list xml:id="list3794469550" text:style-name="L2">
        <text:list-item>
          <text:p text:style-name="P6">Maiúsculas e minúsculas fazem diferença</text:p>
        </text:list-item>
        <text:list-item>
          <text:p text:style-name="P6">Escolha nomes coerentes</text:p>
        </text:list-item>
      </text:list>
      <text:p text:style-name="P4"/>
      <text:p text:style-name="P4">Abrir o NodeJs no Vscode</text:p>
      <text:p text:style-name="P4">Na aba superior, clicar em terminal e depois em abrir novo terminal</text:p>
      <text:p text:style-name="P4"/>
      <text:p text:style-name="P4">Tipos de variáveis</text:p>
      <text:list xml:id="list113181361" text:style-name="L3">
        <text:list-item>
          <text:p text:style-name="P7">Number</text:p>
          <text:list>
            <text:list-item>
              <text:list>
                <text:list-item>
                  <text:p text:style-name="P7">Infinity</text:p>
                </text:list-item>
                <text:list-item>
                  <text:p text:style-name="P7">NaN</text:p>
                </text:list-item>
              </text:list>
            </text:list-item>
          </text:list>
        </text:list-item>
        <text:list-item>
          <text:p text:style-name="P7">Boolean</text:p>
          <text:list>
            <text:list-item>
              <text:list>
                <text:list-item>
                  <text:p text:style-name="P7">True</text:p>
                </text:list-item>
                <text:list-item>
                  <text:p text:style-name="P7">False</text:p>
                </text:list-item>
              </text:list>
            </text:list-item>
          </text:list>
        </text:list-item>
        <text:list-item>
          <text:p text:style-name="P7">String</text:p>
        </text:list-item>
        <text:list-item>
          <text:p text:style-name="P7">Null</text:p>
        </text:list-item>
        <text:list-item>
          <text:p text:style-name="P7">Undefined</text:p>
        </text:list-item>
        <text:list-item>
          <text:p text:style-name="P7">Object</text:p>
        </text:list-item>
      </text:list>
      <text:p text:style-name="P4"/>
      <text:p text:style-name="P4">Typeof (para saber qual é o tipo de variável)</text:p>
      <text:p text:style-name="P8"><text:span text:style-name="T1"/></text:p>
      <text:p text:style-name="P1"><text:span text:style-name="T1"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" svg:font-family="Liberation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2-05T17:07:00.081341488</dc:date>
    <meta:editing-duration>PT15M59S</meta:editing-duration>
    <meta:editing-cycles>5</meta:editing-cycles>
    <meta:document-statistic meta:table-count="0" meta:image-count="0" meta:object-count="0" meta:page-count="1" meta:paragraph-count="29" meta:word-count="141" meta:character-count="713" meta:non-whitespace-character-count="615"/>
  </office:meta>
</office:document-meta>
</file>